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1c12" officeooo:paragraph-rsid="00181c12"/>
    </style:style>
    <style:style style:name="T1" style:family="text">
      <style:text-properties officeooo:rsid="00181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py3o://function=&quot;format_date(date)&quot;" text:style-name="Internet_20_link" text:visited-style-name="Visited_20_Internet_20_Link"><text:span text:style-name="T1">function="format_date(date)"</text:span></text:a></text:p>
      <text:p text:style-name="Standard"/>
      <text:p text:style-name="P1">Date: <text:a xlink:type="simple" xlink:href="py3o://function=&quot;format_date(date)&quot;" text:style-name="Internet_20_link" text:visited-style-name="Visited_20_Internet_20_Link">function="format_date(date)"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1:42:18.244802851</meta:creation-date>
    <dc:date>2015-11-09T11:43:46.883339050</dc:date>
    <dc:creator>Anael Lorimier</dc:creator>
    <meta:editing-duration>PT1M28S</meta:editing-duration>
    <meta:editing-cycles>1</meta:editing-cycles>
    <meta:document-statistic meta:table-count="0" meta:image-count="0" meta:object-count="0" meta:page-count="1" meta:paragraph-count="2" meta:word-count="3" meta:character-count="62" meta:non-whitespace-character-count="61"/>
    <meta:generator>LibreOffice/4.3.3.2$Linux_X86_64 LibreOffice_project/430m0$Build-2</meta:generator>
  </office:meta>
</office:document-meta>
</file>